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ReflectionParameterNameDiscoverTests.getParameterName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ReflectionParameterNameDisco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